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fo:font-size="12pt" style:font-size-asian="12pt" style:font-size-complex="12pt" fo:language="en" fo:country="US"/>
    </style:style>
    <style:style style:name="P2" style:parent-style-name="Normal" style:family="paragraph">
      <style:paragraph-properties style:text-autospace="none" fo:margin-bottom="0in" fo:line-height="100%"/>
      <style:text-properties fo:language="en" fo:country="US"/>
    </style:style>
    <style:style style:name="P3" style:parent-style-name="Normal" style:family="paragraph">
      <style:paragraph-properties style:text-autospace="none" fo:margin-bottom="0in" fo:line-height="100%"/>
      <style:text-properties fo:language="en" fo:country="US"/>
    </style:style>
    <style:style style:name="P4" style:parent-style-name="Normal" style:family="paragraph">
      <style:paragraph-properties style:text-autospace="none" fo:margin-bottom="0in" fo:line-height="100%"/>
      <style:text-properties fo:language="en" fo:country="US"/>
    </style:style>
    <style:style style:name="P5" style:parent-style-name="Normal" style:family="paragraph">
      <style:paragraph-properties style:text-autospace="none" fo:margin-bottom="0in" fo:line-height="100%"/>
    </style:style>
    <style:style style:name="T6" style:parent-style-name="DefaultParagraphFont" style:family="text">
      <style:text-properties fo:language="en" fo:country="US"/>
    </style:style>
    <style:style style:name="T7" style:parent-style-name="text" style:family="text">
      <style:text-properties fo:language="en" fo:country="US"/>
    </style:style>
    <style:style style:name="P8" style:parent-style-name="Normal" style:family="paragraph">
      <style:paragraph-properties style:text-autospace="none" fo:margin-bottom="0in" fo:line-height="100%"/>
      <style:text-properties fo:language="en" fo:country="US"/>
    </style:style>
    <style:style style:name="P9" style:parent-style-name="Normal" style:family="paragraph">
      <style:paragraph-properties style:text-autospace="none" fo:margin-bottom="0in" fo:line-height="100%"/>
    </style:style>
    <style:style style:name="T10" style:parent-style-name="DefaultParagraphFont" style:family="text">
      <style:text-properties fo:language="en" fo:country="US"/>
    </style:style>
    <style:style style:name="T11" style:parent-style-name="Hyperlink" style:family="text">
      <style:text-properties fo:language="en" fo:country="US"/>
    </style:style>
    <style:style style:name="T12" style:parent-style-name="DefaultParagraphFont" style:family="text">
      <style:text-properties fo:language="en" fo:country="US"/>
    </style:style>
    <style:style style:name="T13" style:parent-style-name="anchor-text" style:family="text">
      <style:text-properties fo:color="#0000FF" style:text-underline-type="single" style:text-underline-style="solid" style:text-underline-width="auto" style:text-underline-mode="continuous" fo:language="en" fo:country="US"/>
    </style:style>
    <style:style style:name="T14" style:parent-style-name="DefaultParagraphFont" style:family="text">
      <style:text-properties fo:language="en" fo:country="US"/>
    </style:style>
    <style:style style:name="T15" style:parent-style-name="anchor-text" style:family="text">
      <style:text-properties fo:color="#0000FF" style:text-underline-type="single" style:text-underline-style="solid" style:text-underline-width="auto" style:text-underline-mode="continuous" fo:language="en" fo:country="US"/>
    </style:style>
    <style:style style:name="T16" style:parent-style-name="DefaultParagraphFont" style:family="text">
      <style:text-properties fo:language="en" fo:country="US"/>
    </style:style>
    <style:style style:name="T17" style:parent-style-name="anchor-text" style:family="text">
      <style:text-properties fo:color="#0000FF" style:text-underline-type="single" style:text-underline-style="solid" style:text-underline-width="auto" style:text-underline-mode="continuous" fo:language="en" fo:country="US"/>
    </style:style>
    <style:style style:name="T18" style:parent-style-name="DefaultParagraphFont" style:family="text">
      <style:text-properties fo:language="en" fo:country="US"/>
    </style:style>
    <style:style style:name="T19" style:parent-style-name="anchor-text" style:family="text">
      <style:text-properties fo:color="#0000FF" style:text-underline-type="single" style:text-underline-style="solid" style:text-underline-width="auto" style:text-underline-mode="continuous" fo:language="en" fo:country="US"/>
    </style:style>
    <style:style style:name="T20" style:parent-style-name="DefaultParagraphFont" style:family="text">
      <style:text-properties fo:language="en" fo:country="US"/>
    </style:style>
    <style:style style:name="T21" style:parent-style-name="anchor-text" style:family="text">
      <style:text-properties fo:color="#0000FF" style:text-underline-type="single" style:text-underline-style="solid" style:text-underline-width="auto" style:text-underline-mode="continuous" fo:language="en" fo:country="US"/>
    </style:style>
    <style:style style:name="T22" style:parent-style-name="DefaultParagraphFont" style:family="text">
      <style:text-properties fo:language="en" fo:country="US"/>
    </style:style>
    <style:style style:name="T23" style:parent-style-name="anchor-text" style:family="text">
      <style:text-properties fo:color="#0000FF" style:text-underline-type="single" style:text-underline-style="solid" style:text-underline-width="auto" style:text-underline-mode="continuous" fo:language="en" fo:country="US"/>
    </style:style>
    <style:style style:name="T24" style:parent-style-name="DefaultParagraphFont" style:family="text">
      <style:text-properties fo:language="en" fo:country="US"/>
    </style:style>
    <style:style style:name="T25" style:parent-style-name="anchor-text" style:family="text">
      <style:text-properties fo:color="#0000FF" style:text-underline-type="single" style:text-underline-style="solid" style:text-underline-width="auto" style:text-underline-mode="continuous" fo:language="en" fo:country="US"/>
    </style:style>
    <style:style style:name="T26" style:parent-style-name="DefaultParagraphFont" style:family="text">
      <style:text-properties fo:language="en" fo:country="US"/>
    </style:style>
    <style:style style:name="T27" style:parent-style-name="anchor-text" style:family="text">
      <style:text-properties fo:color="#0000FF" style:text-underline-type="single" style:text-underline-style="solid" style:text-underline-width="auto" style:text-underline-mode="continuous" fo:language="en" fo:country="US"/>
    </style:style>
    <style:style style:name="T28" style:parent-style-name="DefaultParagraphFont" style:family="text">
      <style:text-properties fo:language="en" fo:country="US"/>
    </style:style>
    <style:style style:name="T29" style:parent-style-name="anchor-text" style:family="text">
      <style:text-properties fo:color="#0000FF" style:text-underline-type="single" style:text-underline-style="solid" style:text-underline-width="auto" style:text-underline-mode="continuous" fo:language="en" fo:country="US"/>
    </style:style>
    <style:style style:name="T30" style:parent-style-name="DefaultParagraphFont" style:family="text">
      <style:text-properties fo:language="en" fo:country="US"/>
    </style:style>
    <style:style style:name="P31" style:parent-style-name="Normal" style:family="paragraph">
      <style:paragraph-properties style:text-autospace="none" fo:margin-bottom="0in" fo:line-height="100%"/>
      <style:text-properties fo:language="en" fo:country="US"/>
    </style:style>
    <style:style style:name="P32" style:parent-style-name="Normal" style:family="paragraph">
      <style:paragraph-properties style:text-autospace="none" fo:margin-bottom="0in" fo:line-height="100%"/>
      <style:text-properties style:font-name="Times New Roman" style:font-name-asian="NimbusRomNo9L-Regu" style:font-name-complex="Times New Roman" fo:font-size="12pt" style:font-size-asian="12pt" style:font-size-complex="12pt" fo:language="en" fo:country="US"/>
    </style:style>
    <style:style style:name="P33" style:parent-style-name="Normal" style:family="paragraph">
      <style:paragraph-properties style:text-autospace="none" fo:margin-bottom="0in" fo:line-height="100%"/>
      <style:text-properties style:font-name="Times New Roman" style:font-name-asian="NimbusRomNo9L-Regu" style:font-name-complex="Times New Roman" fo:font-size="12pt" style:font-size-asian="12pt" style:font-size-complex="12pt" fo:language="en" fo:country="US"/>
    </style:style>
    <style:style style:name="P34" style:parent-style-name="Normal" style:family="paragraph">
      <style:paragraph-properties style:text-autospace="none" fo:margin-bottom="0in" fo:line-height="100%"/>
    </style:style>
    <style:style style:name="T35"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36"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37"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38"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39"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0"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1"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2"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3" style:parent-style-name="CommentReference" style:family="text">
      <style:text-properties style:font-name="Calibri" style:font-name-asian="Calibri" style:font-name-complex="Times New Roman" style:letter-kerning="true"/>
    </style:style>
    <style:style style:name="T44"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5"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Times New Roman" style:font-name-asian="NimbusRomNo9L-Regu" style:font-name-complex="Times New Roman" fo:font-size="12pt" style:font-size-asian="12pt" style:font-size-complex="12pt" fo:language="en" fo:country="US"/>
    </style:style>
    <style:style style:name="P47" style:parent-style-name="Normal" style:family="paragraph">
      <style:paragraph-properties style:text-autospace="none" fo:margin-bottom="0in" fo:line-height="100%"/>
    </style:style>
    <style:style style:name="T48"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Normal" style:family="paragraph">
      <style:text-properties fo:language="en" fo:country="US"/>
    </style:style>
  </office:automatic-styles>
  <office:body>
    <office:text text:use-soft-page-breaks="true">
      <text:p text:style-name="P1"><text:bookmark-start text:name="_Hlk194097861"/>Beta<text:s/>rhythms may be associated with the regulation of thalamocortical flow,<text:s/>encompassing commands, images, and motor plans through the basal ganglia and motor<text:s/>thalamus (Oswal et al., 2013). As mentioned previously, Iliadou et al. (2021) found distinct alpha and beta rhythm patterns from those found in other<text:s/>studies reviewed. These authors suggested that the psychophysiological changes observed in<text:s/>the SCD in their study may reflect an initial compensatory process in response to early<text:s/>cognitive impairment. from Perez, Duque, Hidalgo &amp; Salvador, 2024.</text:p>
      <text:p text:style-name="P2"><text:bookmark-end text:name="_Hlk194097861"/>Perez et al., 2024:</text:p>
      <text:p text:style-name="P3">However, findings for the alpha, delta, and beta bands were inconsistent, demonstrating variability across studies and highlighting the need for further research. Although the rsEEG of frequency bands emerges as a promising early biomarker, there is a noteworthy need to establish uniform standards and consistent measurement approaches in order to ensure the reliability and comparability of the results obtained in the research</text:p>
      <text:p text:style-name="P4"/>
      <text:p text:style-name="P5"><text:span text:style-name="T6">Güntekin, Emek-</text:span><text:span text:style-name="T7">Savaş, Kurt, Yener &amp; Başar, 2013:</text:span></text:p>
      <text:p text:style-name="P8">The role of beta oscillations upon cognitive stimulation is least studied in comparison to other frequency bands. The study included 17 consecutive patients with MCI. The experiments used a visual oddball paradigm. In MCI patients, there were no differences in evoked beta power between target and non-target stimuli. Furthermore, upon presentation of visual oddball paradigm, occipital electrodes depict higher beta response in comparison to other electrode sites. The increased beta response upon presentation of target stimuli in healthy subjects implies that beta oscillations could shift the system to an attention state, and had important function in cognitive activity. This may, in future, open the way to consider beta activity as an important operator in brain cognitive processes.</text:p>
      <text:p text:style-name="P9"><text:span text:style-name="T10">eta oscillatory responses are considered to be related to<text:s/></text:span><text:a office:title="Learn more about sensorimotor functions from ScienceDirect's AI-generated Topic Pages" xlink:href="https://www.sciencedirect.com/topics/neuroscience/sensorimotor-function" office:target-frame-name="_top" xlink:show="replace"><text:span text:style-name="T11">sensorimotor functions</text:span></text:a><text:span text:style-name="T12"><text:s/>(</text:span><text:bookmark-start text:name="bbb0045"/><text:a xlink:href="https://www.sciencedirect.com/science/article/pii/S2213158213000909#bb0045" office:target-frame-name="_top" xlink:show="replace"><text:span text:style-name="T13">Engel and Fries, 2010</text:span></text:a><text:bookmark-end text:name="bbb0045"/><text:span text:style-name="T14">), and were decreased by voluntary movement (</text:span><text:bookmark-start text:name="bbb0305"/><text:a xlink:href="https://www.sciencedirect.com/science/article/pii/S2213158213000909#bb0305" office:target-frame-name="_top" xlink:show="replace"><text:span text:style-name="T15">Pfurtscheller and Berghold, 1989</text:span></text:a><text:bookmark-end text:name="bbb0305"/><text:span text:style-name="T16">,<text:s/></text:span><text:bookmark-start text:name="bbb0055"/><text:a xlink:href="https://www.sciencedirect.com/science/article/pii/S2213158213000909#bb0055" office:target-frame-name="_top" xlink:show="replace"><text:span text:style-name="T17">Pfurtscheller et al., 1996</text:span></text:a><text:bookmark-end text:name="bbb0055"/><text:span text:style-name="T18">) and also by motor imagery (</text:span><text:bookmark-start text:name="bbb0310"/><text:a xlink:href="https://www.sciencedirect.com/science/article/pii/S2213158213000909#bb0310" office:target-frame-name="_top" xlink:show="replace"><text:span text:style-name="T19">Neuper et al., 2009</text:span></text:a><text:bookmark-end text:name="bbb0310"/><text:span text:style-name="T20">).<text:s/></text:span><text:bookmark-start text:name="bbb0315"/><text:a xlink:href="https://www.sciencedirect.com/science/article/pii/S2213158213000909#bb0315" office:target-frame-name="_top" xlink:show="replace"><text:span text:style-name="T21">Traub et al. (1999)</text:span></text:a><text:span text:style-name="T22"><text:s/>showed that when the stimulation was intense the action potential burst depicts a transition from gamma frequency to beta frequency.<text:s/></text:span><text:a xlink:href="https://www.sciencedirect.com/science/article/pii/S2213158213000909#bb0315" office:target-frame-name="_top" xlink:show="replace"><text:span text:style-name="T23">Traub et al. (1999)</text:span></text:a><text:bookmark-end text:name="bbb0315"/><text:span text:style-name="T24">,<text:s/></text:span><text:bookmark-start text:name="bbb0320"/><text:a xlink:href="https://www.sciencedirect.com/science/article/pii/S2213158213000909#bb0320" office:target-frame-name="_top" xlink:show="replace"><text:span text:style-name="T25">Haenschel et al. (2000)</text:span></text:a><text:bookmark-end text:name="bbb0320"/><text:span text:style-name="T26">,<text:s/></text:span><text:bookmark-start text:name="bbb0325"/><text:a xlink:href="https://www.sciencedirect.com/science/article/pii/S2213158213000909#bb0325" office:target-frame-name="_top" xlink:show="replace"><text:span text:style-name="T27">Kisley and Cornwell (2006)</text:span></text:a><text:bookmark-end text:name="bbb0325"/><text:span text:style-name="T28"><text:s/>concluded that beta band activity is closely related to stimulus-driven salience.<text:s/></text:span><text:bookmark-start text:name="bbb0330"/><text:a xlink:href="https://www.sciencedirect.com/science/article/pii/S2213158213000909#bb0330" office:target-frame-name="_top" xlink:show="replace"><text:span text:style-name="T29">Leventhal et al. (2012)</text:span></text:a><text:bookmark-end text:name="bbb0330"/><text:span text:style-name="T30"><text:s/>suggested that beta oscillations reflect a post-decision stabilized state of cortical–basal ganglia networks, which normally reduces interference from alternative potential actions.</text:span></text:p>
      <text:p text:style-name="P31"/>
      <text:p text:style-name="P32">Theta and delta band powers tended to increase<text:s/>in selected scalp regions as cognitive<text:s/>impairment progressed,<text:s/>whereas alpha and beta 2 band powers showed a decreasing tendency.<text:s/>Differences in spectral power among subjects were most prominent for the theta band, followed by the beta 2 and alpha bands.</text:p>
      <text:p text:style-name="P33">Spectral power differences in the delta band were less prominent.<text:s/>Theta, alpha, and beta 2 powers were found to be significantly<text:s/>correlated with memory function</text:p>
      <text:p text:style-name="P34"><text:span text:style-name="T35">The lack of correlation between delta frequency and neuropsychological test results</text:span><text:span text:style-name="T36"><text:s/></text:span><text:span text:style-name="T37">may be due to the mild disease status of the AD patients recruite</text:span><text:span text:style-name="T38">d<text:s/></text:span><text:span text:style-name="T39">in this study.</text:span><text:span text:style-name="T40"><text:s/></text:span><text:span text:style-name="T41">Previous<text:s/></text:span><text:span text:style-name="T42"><office:annotation office:name="0" xml:id="730913549"><dc:creator>Rolf Hauffe</dc:creator><dc:date>2025-03-28T08:23:00</dc:date><meta:creator-initials>RH</meta:creator-initials><text:p text:style-name="CommentText">bisschen falscheventuell</text:p></office:annotation>QEEG studies that used cognitive tasks revealed an increase in alpha and beta bands with memory performance, including registration, recall, and recognition (; Palva<text:s/></text:span><text:span text:style-name="T43"><office:annotation-end office:name="0"/></text:span><text:span text:style-name="T44">and Palva, 2007).</text:span><text:span text:style-name="T45"><text:s/></text:span></text:p>
      <text:p text:style-name="P46"/>
      <text:p text:style-name="P47"><text:span text:style-name="T48">Palva &amp; Palva, 2007:<text:s/></text:span><text:span text:style-name="T49">We propose that simultaneous<text:s/></text:span>α<text:span text:style-name="T50">-,<text:s/></text:span>β<text:span text:style-name="T51">- (14–30Hz) and<text:s/></text:span>γ<text:span text:style-name="T52">- (30–70Hz) frequency band oscillations are required for unified cognitive operations, and hypothesize that cross-frequency phase synchrony between<text:s/></text:span>α<text:span text:style-name="T53">,<text:s/></text:span>β<text:span text:style-name="T54"><text:s/>and<text:s/></text:span>γ<text:span text:style-name="T55"><text:s/>oscillations coordinates the selection and maintenance of neuronal object representations during working memory, perception and consciousness.</text:span></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5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1111in" fo:line-height="107%"/>
      <style:text-properties style:letter-kerning="fals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nchor-text" style:display-name="anchor-text" style:family="text" style:parent-style-name="DefaultParagraphFont"/>
    <style:style style:name="text" style:display-name="text" style:family="text" style:parent-style-name="DefaultParagraphFont"/>
    <style:style style:name="CommentText" style:display-name="Comment Text" style:family="paragraph" style:parent-style-name="Normal">
      <style:paragraph-properties fo:text-align="justify" style:vertical-align="baseline" fo:margin-bottom="0in" fo:line-height="100%" fo:text-indent="0.4923in"/>
      <style:text-properties style:font-name="Calibri" style:font-name-asian="Calibri" style:font-name-complex="Times New Roman" style:letter-kerning="true"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31T06:55:00Z</meta:creation-date>
    <dc:date>2025-03-31T08:14:00Z</dc:date>
    <meta:template xlink:href="Normal.dotm" xlink:type="simple"/>
    <meta:editing-cycles>1</meta:editing-cycles>
    <meta:editing-duration>PT0S</meta:editing-duration>
    <meta:document-statistic meta:page-count="1" meta:paragraph-count="9" meta:word-count="666" meta:character-count="4860" meta:row-count="35" meta:non-whitespace-character-count="4203"/>
  </office:meta>
</office:document-meta>
</file>